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Fedorovsk" svg:font-family="Fedorovsk" style:font-family-generic="system" style:font-pitch="variable"/>
    <style:font-face style:name="Fedorovsk Unicode" svg:font-family="'Fedorovsk Unicode'"/>
    <style:font-face style:name="Fedorovsk Unicode1" svg:font-family="'Fedorovsk Unicode'" style:font-family-generic="moder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CSlavonic" svg:font-family="OCSlavonic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098ada"/>
    </style:style>
    <style:style style:name="P2" style:family="paragraph" style:parent-style-name="Standard">
      <style:paragraph-properties fo:text-align="justify" style:justify-single-word="false"/>
      <style:text-properties officeooo:paragraph-rsid="00098ada"/>
    </style:style>
    <style:style style:name="P3" style:family="paragraph" style:parent-style-name="Standard">
      <style:paragraph-properties fo:text-align="justify" style:justify-single-word="false"/>
      <style:text-properties fo:color="#000000" loext:opacity="100%" style:font-name="Fedorovsk Unicode1" fo:font-size="18pt" officeooo:paragraph-rsid="0009d463" style:font-name-asian="Fedorovsk" style:font-size-asian="18pt" style:font-name-complex="Fedorovsk" style:font-size-complex="18pt"/>
    </style:style>
    <style:style style:name="P4" style:family="paragraph" style:parent-style-name="Standard">
      <style:paragraph-properties fo:text-align="justify" style:justify-single-word="false"/>
      <style:text-properties fo:color="#000000" loext:opacity="100%" style:font-name="Fedorovsk Unicode1" fo:font-size="18pt" officeooo:paragraph-rsid="000ae658" style:font-name-asian="Fedorovsk" style:font-size-asian="18pt" style:font-name-complex="Fedorovsk" style:font-size-complex="18pt"/>
    </style:style>
    <style:style style:name="P5" style:family="paragraph" style:parent-style-name="Standard">
      <style:paragraph-properties fo:text-align="justify" style:justify-single-word="false"/>
      <style:text-properties fo:color="#000000" loext:opacity="100%" style:font-name="Fedorovsk Unicode1" fo:font-size="18pt" officeooo:paragraph-rsid="000c5675" style:font-name-asian="Fedorovsk" style:font-size-asian="18pt" style:font-name-complex="Fedorovsk" style:font-size-complex="18pt"/>
    </style:style>
    <style:style style:name="P6" style:family="paragraph" style:parent-style-name="Standard">
      <style:paragraph-properties fo:text-align="justify" style:justify-single-word="false"/>
      <style:text-properties officeooo:paragraph-rsid="000c5675"/>
    </style:style>
    <style:style style:name="P7" style:family="paragraph" style:parent-style-name="Standard">
      <style:paragraph-properties fo:text-align="justify" style:justify-single-word="false"/>
      <style:text-properties officeooo:paragraph-rsid="000d1eb7"/>
    </style:style>
    <style:style style:name="P8" style:family="paragraph" style:parent-style-name="Standard">
      <style:paragraph-properties fo:text-align="justify" style:justify-single-word="false"/>
      <style:text-properties officeooo:paragraph-rsid="000ea6de"/>
    </style:style>
    <style:style style:name="P9" style:family="paragraph" style:parent-style-name="Standard">
      <style:paragraph-properties fo:text-align="justify" style:justify-single-word="false"/>
      <style:text-properties officeooo:paragraph-rsid="0008437d"/>
    </style:style>
    <style:style style:name="T1" style:family="text">
      <style:text-properties fo:color="#000000" loext:opacity="100%" style:font-name="Fedorovsk Unicode1" fo:font-size="18pt" style:font-name-asian="Fedorovsk" style:font-size-asian="18pt" style:font-name-complex="Fedorovsk" style:font-size-complex="18pt"/>
    </style:style>
    <style:style style:name="T2" style:family="text">
      <style:text-properties fo:color="#ff0000" loext:opacity="100%" style:font-name="Fedorovsk Unicode" fo:font-size="18pt" fo:language="ru" fo:country="RU" officeooo:rsid="00098ada" style:font-name-asian="Fedorovsk" style:font-size-asian="18pt" style:font-name-complex="Fedorovsk" style:font-size-complex="18pt"/>
    </style:style>
    <style:style style:name="T3" style:family="text">
      <style:text-properties fo:color="#ff0000" loext:opacity="100%" style:font-name="Fedorovsk Unicode1" fo:font-size="18pt" fo:language="ru" fo:country="RU" officeooo:rsid="00098ada" style:font-name-asian="Fedorovsk" style:font-size-asian="18pt" style:font-name-complex="Fedorovsk" style:font-size-complex="18pt"/>
    </style:style>
    <style:style style:name="T4" style:family="text">
      <style:text-properties fo:color="#ff0000" loext:opacity="100%" style:font-name="Fedorovsk Unicode" fo:font-size="18pt" fo:language="ru" fo:country="RU" officeooo:rsid="00098ada" style:font-name-asian="Fedorovsk Unicode" style:font-size-asian="18pt" style:font-name-complex="Fedorovsk Unicode" style:font-size-complex="18pt"/>
    </style:style>
    <style:style style:name="T5" style:family="text">
      <style:text-properties fo:color="#ff0000" loext:opacity="100%" style:font-name="Fedorovsk Unicode1" fo:font-size="18pt" style:font-name-asian="Fedorovsk" style:font-size-asian="18pt" style:font-name-complex="Fedorovsk" style:font-size-complex="18pt"/>
    </style:style>
    <style:style style:name="T6" style:family="text">
      <style:text-properties fo:color="#ff0000" loext:opacity="100%" style:font-name="Fedorovsk Unicode" fo:font-size="18pt" officeooo:rsid="00098ada" style:font-name-asian="Fedorovsk Unicode" style:font-size-asian="18pt" style:font-name-complex="Fedorovsk Unicode" style:font-size-complex="18pt"/>
    </style:style>
    <style:style style:name="T7" style:family="text">
      <style:text-properties fo:color="#000000" loext:opacity="100%" style:font-name="Fedorovsk Unicode1" fo:font-size="18pt" fo:language="ru" fo:country="RU" officeooo:rsid="00098ada" style:font-name-asian="Fedorovsk" style:font-size-asian="18pt" style:font-name-complex="Fedorovsk" style:font-size-complex="18pt"/>
    </style:style>
    <style:style style:name="T8" style:family="text">
      <style:text-properties fo:color="#000000" loext:opacity="100%" style:font-name="Fedorovsk Unicode" fo:font-size="18pt" fo:language="ru" fo:country="RU" officeooo:rsid="00098ada" style:font-name-asian="Fedorovsk Unicode" style:font-size-asian="18pt" style:font-name-complex="Fedorovsk Unicode" style:font-size-complex="18pt"/>
    </style:style>
    <style:style style:name="T9" style:family="text">
      <style:text-properties fo:color="#000000" loext:opacity="100%" style:font-name="Fedorovsk Unicode" fo:font-size="18pt" fo:language="ru" fo:country="RU" officeooo:rsid="00098ada" style:font-name-asian="Fedorovsk" style:font-size-asian="18pt" style:font-name-complex="Fedorovsk" style:font-size-complex="18pt"/>
    </style:style>
    <style:style style:name="T10" style:family="text">
      <style:text-properties fo:color="#000000" loext:opacity="100%" style:font-name="Fedorovsk Unicode" fo:font-size="18pt" officeooo:rsid="00098ada" style:font-name-asian="Fedorovsk Unicode" style:font-size-asian="18pt" style:font-name-complex="Fedorovsk Unicode" style:font-size-complex="18pt"/>
    </style:style>
    <style:style style:name="T11" style:family="text">
      <style:text-properties fo:color="#000000" loext:opacity="100%" style:font-name="Fedorovsk Unicode1" fo:font-size="18pt" fo:language="ru" fo:country="RU" style:font-name-asian="Fedorovsk" style:font-size-asian="18pt" style:font-name-complex="Fedorovsk" style:font-size-complex="18pt"/>
    </style:style>
    <style:style style:name="T12" style:family="text">
      <style:text-properties fo:color="#000000" loext:opacity="100%" style:font-name="Fedorovsk Unicode1" fo:font-size="18pt" officeooo:rsid="00098ada" style:font-name-asian="Fedorovsk" style:font-size-asian="18pt" style:font-name-complex="Fedorovsk" style:font-size-complex="18pt"/>
    </style:style>
    <style:style style:name="T13" style:family="text">
      <style:text-properties fo:color="#000000" loext:opacity="100%" style:font-name="Fedorovsk Unicode" fo:font-size="18pt" officeooo:rsid="00098ada" style:font-name-asian="Fedorovsk" style:font-size-asian="18pt" style:font-name-complex="Fedorovsk" style:font-size-complex="18pt"/>
    </style:style>
    <style:style style:name="T14" style:family="text">
      <style:text-properties fo:color="#ff0000" loext:opacity="100%"/>
    </style:style>
    <style:style style:name="T15" style:family="text">
      <style:text-properties fo:color="#ff0000" loext:opacity="100%" fo:language="ru" fo:country="RU"/>
    </style:style>
    <style:style style:name="T16" style:family="text">
      <style:text-properties fo:color="#ff0000" loext:opacity="100%" fo:language="ru" fo:country="RU" officeooo:rsid="00098ada"/>
    </style:style>
    <style:style style:name="T17" style:family="text">
      <style:text-properties fo:color="#ff0000" loext:opacity="100%" style:font-name="Fedorovsk Unicode" fo:language="ru" fo:country="RU" officeooo:rsid="00098ada" style:font-name-asian="Fedorovsk Unicode" style:font-name-complex="Fedorovsk Unicode"/>
    </style:style>
    <style:style style:name="T18" style:family="text">
      <style:text-properties fo:color="#ff0000" loext:opacity="100%" style:font-name="Fedorovsk Unicode" fo:language="ru" fo:country="RU" officeooo:rsid="00098ada"/>
    </style:style>
    <style:style style:name="T19" style:family="text">
      <style:text-properties fo:color="#ff0000" loext:opacity="100%" fo:language="ru" fo:country="RU" officeooo:rsid="0009d463"/>
    </style:style>
    <style:style style:name="T20" style:family="text">
      <style:text-properties fo:language="ru" fo:country="RU" officeooo:rsid="0009d463"/>
    </style:style>
    <style:style style:name="T21" style:family="text">
      <style:text-properties style:font-name="Fedorovsk Unicode" fo:language="ru" fo:country="RU" officeooo:rsid="0009d463" style:font-name-asian="Fedorovsk Unicode" style:font-name-complex="Fedorovsk Unicode"/>
    </style:style>
    <style:style style:name="T22" style:family="text">
      <style:text-properties style:font-name="Fedorovsk Unicode" fo:language="ru" fo:country="RU" officeooo:rsid="0009d463"/>
    </style:style>
    <style:style style:name="T23" style:family="text">
      <style:text-properties style:font-name="Fedorovsk Unicode" fo:language="ru" fo:country="RU" officeooo:rsid="00098ada" style:font-name-asian="Fedorovsk Unicode" style:font-name-complex="Fedorovsk Unicode"/>
    </style:style>
    <style:style style:name="T24" style:family="text">
      <style:text-properties fo:language="ru" fo:country="RU" officeooo:rsid="00098ada"/>
    </style:style>
    <style:style style:name="T25" style:family="text">
      <style:text-properties style:font-name="Fedorovsk Unicode" officeooo:rsid="0009d463" style:font-name-asian="Fedorovsk Unicode" style:font-name-complex="Fedorovsk Unicode"/>
    </style:style>
    <style:style style:name="T26" style:family="text">
      <style:text-properties style:font-name="Fedorovsk Unicode" officeooo:rsid="0009d463"/>
    </style:style>
    <style:style style:name="T27" style:family="text">
      <style:text-properties fo:language="ru" fo:country="RU"/>
    </style:style>
    <style:style style:name="T28" style:family="text">
      <style:text-properties style:font-name="Fedorovsk Unicode" fo:language="ru" fo:country="RU" officeooo:rsid="000ae658"/>
    </style:style>
    <style:style style:name="T29" style:family="text">
      <style:text-properties fo:language="ru" fo:country="RU" officeooo:rsid="000ae658"/>
    </style:style>
    <style:style style:name="T30" style:family="text">
      <style:text-properties style:font-name="Fedorovsk Unicode" fo:language="ru" fo:country="RU" officeooo:rsid="000ae658" style:font-name-asian="Fedorovsk Unicode" style:font-name-complex="Fedorovsk Unicode"/>
    </style:style>
    <style:style style:name="T31" style:family="text">
      <style:text-properties style:font-name="Fedorovsk Unicode" officeooo:rsid="000ae658" style:font-name-asian="Fedorovsk Unicode" style:font-name-complex="Fedorovsk Unicode"/>
    </style:style>
    <style:style style:name="T32" style:family="text">
      <style:text-properties style:font-name="Fedorovsk Unicode" officeooo:rsid="000ae658"/>
    </style:style>
    <style:style style:name="T33" style:family="text">
      <style:text-properties fo:color="#ff0000" loext:opacity="100%" fo:language="ru" fo:country="RU" officeooo:rsid="000ae658"/>
    </style:style>
    <style:style style:name="T34" style:family="text">
      <style:text-properties fo:color="#ff0000" loext:opacity="100%" style:font-name="Fedorovsk Unicode" fo:language="ru" fo:country="RU" officeooo:rsid="000ae658"/>
    </style:style>
    <style:style style:name="T35" style:family="text">
      <style:text-properties fo:color="#ff0000" loext:opacity="100%" style:font-name="Fedorovsk Unicode1" style:font-name-asian="OCSlavonic" style:font-name-complex="OCSlavonic"/>
    </style:style>
    <style:style style:name="T36" style:family="text">
      <style:text-properties fo:color="#ff0000" loext:opacity="100%" style:font-name="Fedorovsk Unicode" officeooo:rsid="000ae658" style:font-name-asian="OCSlavonic" style:font-name-complex="OCSlavonic"/>
    </style:style>
    <style:style style:name="T37" style:family="text">
      <style:text-properties style:use-window-font-color="true" loext:opacity="0%" style:font-name="Fedorovsk Unicode1" style:font-name-asian="OCSlavonic" style:font-name-complex="OCSlavonic"/>
    </style:style>
    <style:style style:name="T38" style:family="text">
      <style:text-properties fo:color="#ff0000" loext:opacity="100%" style:font-name="Fedorovsk Unicode1" fo:language="ru" fo:country="RU" officeooo:rsid="000c5675" style:font-name-asian="OCSlavonic" style:font-name-complex="OCSlavonic"/>
    </style:style>
    <style:style style:name="T39" style:family="text">
      <style:text-properties fo:color="#ff0000" loext:opacity="100%" style:font-name="Fedorovsk Unicode" fo:language="ru" fo:country="RU" officeooo:rsid="000c5675" style:font-name-asian="OCSlavonic" style:font-name-complex="OCSlavonic"/>
    </style:style>
    <style:style style:name="T40" style:family="text">
      <style:text-properties style:use-window-font-color="true" loext:opacity="0%"/>
    </style:style>
    <style:style style:name="T41" style:family="text">
      <style:text-properties style:font-name="Fedorovsk Unicode" officeooo:rsid="000c5675"/>
    </style:style>
    <style:style style:name="T42" style:family="text">
      <style:text-properties fo:language="ru" fo:country="RU" officeooo:rsid="000c5675"/>
    </style:style>
    <style:style style:name="T43" style:family="text">
      <style:text-properties style:font-name="Fedorovsk Unicode" fo:language="ru" fo:country="RU" officeooo:rsid="000c5675"/>
    </style:style>
    <style:style style:name="T44" style:family="text">
      <style:text-properties style:font-name="Fedorovsk Unicode" officeooo:rsid="000c5675" style:font-name-asian="Fedorovsk Unicode" style:font-name-complex="Fedorovsk Unicode"/>
    </style:style>
    <style:style style:name="T45" style:family="text">
      <style:text-properties style:font-name="Fedorovsk Unicode" fo:language="ru" fo:country="RU" officeooo:rsid="000c5675" style:font-name-asian="Fedorovsk Unicode" style:font-name-complex="Fedorovsk Unicode"/>
    </style:style>
    <style:style style:name="T46" style:family="text">
      <style:text-properties fo:color="#ff0000" loext:opacity="100%" style:font-name="Fedorovsk Unicode1" fo:font-size="18pt" style:font-name-asian="OCSlavonic" style:font-size-asian="18pt" style:font-name-complex="OCSlavonic" style:font-size-complex="18pt"/>
    </style:style>
    <style:style style:name="T47" style:family="text">
      <style:text-properties fo:color="#ff0000" loext:opacity="100%" style:font-name="Fedorovsk Unicode" fo:font-size="18pt" officeooo:rsid="000c5675" style:font-name-asian="OCSlavonic" style:font-size-asian="18pt" style:font-name-complex="OCSlavonic" style:font-size-complex="18pt"/>
    </style:style>
    <style:style style:name="T48" style:family="text">
      <style:text-properties fo:color="#000000" loext:opacity="100%" style:font-name="Fedorovsk Unicode1" fo:font-size="18pt" style:font-name-asian="OCSlavonic" style:font-size-asian="18pt" style:font-name-complex="OCSlavonic" style:font-size-complex="18pt"/>
    </style:style>
    <style:style style:name="T49" style:family="text">
      <style:text-properties fo:color="#000000" loext:opacity="100%" style:font-name="Fedorovsk Unicode1" fo:font-size="18pt" fo:language="ru" fo:country="RU" officeooo:rsid="000c5675" style:font-name-asian="Fedorovsk" style:font-size-asian="18pt" style:font-name-complex="Fedorovsk" style:font-size-complex="18pt"/>
    </style:style>
    <style:style style:name="T50" style:family="text">
      <style:text-properties fo:color="#000000" loext:opacity="100%" style:font-name="Fedorovsk Unicode" fo:font-size="18pt" officeooo:rsid="000c5675" style:font-name-asian="Fedorovsk" style:font-size-asian="18pt" style:font-name-complex="Fedorovsk" style:font-size-complex="18pt"/>
    </style:style>
    <style:style style:name="T51" style:family="text">
      <style:text-properties fo:color="#000000" loext:opacity="100%" style:font-name="Fedorovsk Unicode" fo:font-size="18pt" fo:language="ru" fo:country="RU" officeooo:rsid="000c5675" style:font-name-asian="Fedorovsk Unicode" style:font-size-asian="18pt" style:font-name-complex="Fedorovsk Unicode" style:font-size-complex="18pt"/>
    </style:style>
    <style:style style:name="T52" style:family="text">
      <style:text-properties fo:color="#000000" loext:opacity="100%" style:font-name="Fedorovsk Unicode" fo:font-size="18pt" officeooo:rsid="000c5675" style:font-name-asian="Fedorovsk Unicode" style:font-size-asian="18pt" style:font-name-complex="Fedorovsk Unicode" style:font-size-complex="18pt"/>
    </style:style>
    <style:style style:name="T53" style:family="text">
      <style:text-properties fo:color="#000000" loext:opacity="100%" style:font-name="Fedorovsk Unicode1" fo:font-size="18pt" fo:language="ru" fo:country="RU" officeooo:rsid="000d1eb7" style:font-name-asian="Fedorovsk" style:font-size-asian="18pt" style:font-name-complex="Fedorovsk" style:font-size-complex="18pt"/>
    </style:style>
    <style:style style:name="T54" style:family="text">
      <style:text-properties fo:color="#000000" loext:opacity="100%" style:font-name="Fedorovsk Unicode" fo:font-size="18pt" fo:language="ru" fo:country="RU" officeooo:rsid="000d1eb7" style:font-name-asian="Fedorovsk Unicode" style:font-size-asian="18pt" style:font-name-complex="Fedorovsk Unicode" style:font-size-complex="18pt"/>
    </style:style>
    <style:style style:name="T55" style:family="text">
      <style:text-properties fo:color="#ff0000" loext:opacity="100%" style:font-name="Fedorovsk Unicode" fo:font-size="18pt" officeooo:rsid="000d1eb7" style:font-name-asian="OCSlavonic" style:font-size-asian="18pt" style:font-name-complex="OCSlavonic" style:font-size-complex="18pt"/>
    </style:style>
    <style:style style:name="T56" style:family="text">
      <style:text-properties fo:color="#000000" loext:opacity="100%" style:font-name="Fedorovsk Unicode" fo:font-size="18pt" fo:language="ru" fo:country="RU" officeooo:rsid="000d1eb7" style:font-name-asian="Fedorovsk" style:font-size-asian="18pt" style:font-name-complex="Fedorovsk" style:font-size-complex="18pt"/>
    </style:style>
    <style:style style:name="T57" style:family="text">
      <style:text-properties fo:color="#000000" loext:opacity="100%" style:font-name="Fedorovsk Unicode" fo:font-size="18pt" officeooo:rsid="000d1eb7" style:font-name-asian="Fedorovsk Unicode" style:font-size-asian="18pt" style:font-name-complex="Fedorovsk Unicode" style:font-size-complex="18pt"/>
    </style:style>
    <style:style style:name="T58" style:family="text">
      <style:text-properties fo:color="#000000" loext:opacity="100%" style:font-name="Fedorovsk Unicode" fo:font-size="18pt" officeooo:rsid="000d1eb7" style:font-name-asian="Fedorovsk" style:font-size-asian="18pt" style:font-name-complex="Fedorovsk" style:font-size-complex="18pt"/>
    </style:style>
    <style:style style:name="T59" style:family="text">
      <style:text-properties fo:color="#000000" loext:opacity="100%" style:font-name="Fedorovsk Unicode1" fo:font-size="18pt" officeooo:rsid="000d1eb7" style:font-name-asian="Fedorovsk" style:font-size-asian="18pt" style:font-name-complex="Fedorovsk" style:font-size-complex="18pt"/>
    </style:style>
    <style:style style:name="T60" style:family="text">
      <style:text-properties fo:color="#000000" loext:opacity="100%" style:font-name="Fedorovsk Unicode" fo:font-size="18pt" fo:language="ru" fo:country="RU" officeooo:rsid="000ea6de" style:font-name-asian="Fedorovsk" style:font-size-asian="18pt" style:font-name-complex="Fedorovsk" style:font-size-complex="18pt"/>
    </style:style>
    <style:style style:name="T61" style:family="text">
      <style:text-properties fo:color="#000000" loext:opacity="100%" style:font-name="Fedorovsk Unicode1" fo:font-size="18pt" fo:language="ru" fo:country="RU" officeooo:rsid="000ea6de" style:font-name-asian="Fedorovsk" style:font-size-asian="18pt" style:font-name-complex="Fedorovsk" style:font-size-complex="18pt"/>
    </style:style>
    <style:style style:name="T62" style:family="text">
      <style:text-properties fo:color="#000000" loext:opacity="100%" style:font-name="Fedorovsk Unicode" fo:font-size="18pt" fo:language="ru" fo:country="RU" officeooo:rsid="000ea6de" style:font-name-asian="Fedorovsk Unicode" style:font-size-asian="18pt" style:font-name-complex="Fedorovsk Unicode" style:font-size-complex="18pt"/>
    </style:style>
    <style:style style:name="T63" style:family="text">
      <style:text-properties fo:color="#ff0000" loext:opacity="100%" style:font-name="Fedorovsk Unicode" fo:font-size="18pt" officeooo:rsid="000ea6de" style:font-name-asian="OCSlavonic" style:font-size-asian="18pt" style:font-name-complex="OCSlavonic" style:font-size-complex="18pt"/>
    </style:style>
    <style:style style:name="T64" style:family="text">
      <style:text-properties fo:color="#000000" loext:opacity="100%" style:font-name="Fedorovsk Unicode" fo:font-size="18pt" officeooo:rsid="000ea6de" style:font-name-asian="Fedorovsk" style:font-size-asian="18pt" style:font-name-complex="Fedorovsk" style:font-size-complex="18pt"/>
    </style:style>
    <style:style style:name="T65" style:family="text">
      <style:text-properties fo:color="#000000" loext:opacity="100%" style:font-name="Fedorovsk Unicode" fo:font-size="18pt" officeooo:rsid="000ea6de" style:font-name-asian="Fedorovsk Unicode" style:font-size-asian="18pt" style:font-name-complex="Fedorovsk Unicode" style:font-size-complex="18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Default_20_Paragraph_20_Font"><text:span text:style-name="T1">К</text:span></text:span><text:span text:style-name="Default_20_Paragraph_20_Font"><text:span text:style-name="T2">ᲂ</text:span></text:span><text:span text:style-name="Default_20_Paragraph_20_Font"><text:span text:style-name="T3">ндаки</text:span></text:span><text:span text:style-name="Default_20_Paragraph_20_Font"><text:span text:style-name="T4">̀</text:span></text:span><text:span text:style-name="Default_20_Paragraph_20_Font"><text:span text:style-name="T3"> и</text:span></text:span><text:span text:style-name="Default_20_Paragraph_20_Font"><text:span text:style-name="T2">҆</text:span></text:span><text:span text:style-name="Default_20_Paragraph_20_Font"><text:span text:style-name="T3"> и</text:span></text:span><text:span text:style-name="Default_20_Paragraph_20_Font"><text:span text:style-name="T2">҆</text:span></text:span><text:span text:style-name="Default_20_Paragraph_20_Font"><text:span text:style-name="T3">к</text:span></text:span><text:span text:style-name="Default_20_Paragraph_20_Font"><text:span text:style-name="T2">ᲂ</text:span></text:span><text:span text:style-name="Default_20_Paragraph_20_Font"><text:span text:style-name="T3">сы</text:span></text:span><text:span text:style-name="Default_20_Paragraph_20_Font"><text:span text:style-name="T4">̀</text:span></text:span><text:span text:style-name="Default_20_Paragraph_20_Font"><text:span text:style-name="T3"> в</text:span></text:span><text:span text:style-name="Default_20_Paragraph_20_Font"><text:span text:style-name="T2">ᲂ</text:span></text:span><text:span text:style-name="Default_20_Paragraph_20_Font"><text:span text:style-name="T3">скр</text:span></text:span><text:span text:style-name="Default_20_Paragraph_20_Font"><text:span text:style-name="T2">ⷭ҇</text:span></text:span><text:span text:style-name="Default_20_Paragraph_20_Font"><text:span text:style-name="T3">ны , на </text:span></text:span><text:span text:style-name="Default_20_Paragraph_20_Font"><text:span text:style-name="T2">ѻ҆</text:span></text:span><text:span text:style-name="Default_20_Paragraph_20_Font"><text:span text:style-name="T4">́</text:span></text:span><text:span text:style-name="Default_20_Paragraph_20_Font"><text:span text:style-name="T3">смь гласѡ́въ</text:span></text:span><text:span text:style-name="Default_20_Paragraph_20_Font"><text:span text:style-name="T4"> </text:span></text:span><text:span text:style-name="Default_20_Paragraph_20_Font"><text:span text:style-name="T3">.</text:span></text:span></text:p>
      <text:p text:style-name="P2"><text:span text:style-name="Default_20_Paragraph_20_Font"><text:span text:style-name="T5">кᲂнᲁа</text:span></text:span><text:span text:style-name="Default_20_Paragraph_20_Font"><text:span text:style-name="T6">́</text:span></text:span><text:span text:style-name="Default_20_Paragraph_20_Font"><text:span text:style-name="T3">къ</text:span></text:span><text:span text:style-name="Default_20_Paragraph_20_Font"><text:span text:style-name="T4"> </text:span></text:span><text:span text:style-name="Default_20_Paragraph_20_Font"><text:span text:style-name="T3">, гла</text:span></text:span><text:span text:style-name="Default_20_Paragraph_20_Font"><text:span text:style-name="T4">́</text:span></text:span><text:span text:style-name="Default_20_Paragraph_20_Font"><text:span text:style-name="T3">съ</text:span></text:span><text:span text:style-name="Default_20_Paragraph_20_Font"><text:span text:style-name="T4"> </text:span></text:span><text:span text:style-name="Default_20_Paragraph_20_Font"><text:span text:style-name="T3">, а҃ . п</text:span></text:span><text:span text:style-name="Default_20_Paragraph_20_Font"><text:span text:style-name="T2">ᲂ</text:span></text:span><text:span text:style-name="Default_20_Paragraph_20_Font"><text:span text:style-name="T3">до</text:span></text:span><text:span text:style-name="Default_20_Paragraph_20_Font"><text:span text:style-name="T4">́</text:span></text:span><text:span text:style-name="Default_20_Paragraph_20_Font"><text:span text:style-name="T3">бенъ</text:span></text:span><text:span text:style-name="Default_20_Paragraph_20_Font"><text:span text:style-name="T4"> </text:span></text:span><text:span text:style-name="Default_20_Paragraph_20_Font"><text:span text:style-name="T3">, Е҆</text:span></text:span><text:span text:style-name="Default_20_Paragraph_20_Font"><text:span text:style-name="T7">гᲁа̀ прїи</text:span></text:span><text:span text:style-name="Default_20_Paragraph_20_Font"><text:span text:style-name="T8">́</text:span></text:span><text:span text:style-name="Default_20_Paragraph_20_Font"><text:span text:style-name="T7">ᲁеши во</text:span></text:span><text:span text:style-name="Default_20_Paragraph_20_Font"><text:span text:style-name="T8"> </text:span></text:span><text:span text:style-name="Default_20_Paragraph_20_Font"><text:span text:style-name="T7">сла</text:span></text:span><text:span text:style-name="Default_20_Paragraph_20_Font"><text:span text:style-name="T8">́</text:span></text:span><text:span text:style-name="Default_20_Paragraph_20_Font"><text:span text:style-name="T7">в</text:span></text:span><text:span text:style-name="Default_20_Paragraph_20_Font"><text:span text:style-name="T9">ѣ</text:span></text:span><text:span text:style-name="Default_20_Paragraph_20_Font"><text:span text:style-name="T8"> </text:span></text:span><text:span text:style-name="Default_20_Paragraph_20_Font"><text:span text:style-name="T7">.</text:span></text:span><text:span text:style-name="Default_20_Paragraph_20_Font"><text:span text:style-name="T5"> В</text:span></text:span><text:span text:style-name="Default_20_Paragraph_20_Font"><text:span text:style-name="T1">ᲂскрⷭ҇лъ є҆сѝ ꙗ҆́кѡ б҃гъ и҆́з</text:span></text:span><text:span text:style-name="Default_20_Paragraph_20_Font"><text:span text:style-name="T10">̾</text:span></text:span><text:span text:style-name="Default_20_Paragraph_20_Font"><text:span text:style-name="T1"> грᲂба </text:span></text:span><text:span text:style-name="Default_20_Paragraph_20_Font"><text:span text:style-name="T11">в</text:span></text:span><text:span text:style-name="Default_20_Paragraph_20_Font"><text:span text:style-name="T7">ъ</text:span></text:span><text:span text:style-name="Default_20_Paragraph_20_Font"><text:span text:style-name="T11"> сла́вѣ</text:span></text:span><text:span text:style-name="Default_20_Paragraph_20_Font"><text:span text:style-name="T1"> , и҆ </text:span></text:span><text:span text:style-name="Default_20_Paragraph_20_Font"><text:span text:style-name="T11">м</text:span></text:span><text:span text:style-name="Default_20_Paragraph_20_Font"><text:span text:style-name="T7">и</text:span></text:span><text:span text:style-name="Default_20_Paragraph_20_Font"><text:span text:style-name="T8">́</text:span></text:span><text:span text:style-name="Default_20_Paragraph_20_Font"><text:span text:style-name="T11">ра</text:span></text:span><text:span text:style-name="Default_20_Paragraph_20_Font"><text:span text:style-name="T1"> сᲂвᲂскреси́лъ є҆сѝ . и҆ є҆стество̀ челᲂвѣ́ческᲂе</text:span></text:span><text:span text:style-name="Default_20_Paragraph_20_Font"><text:span text:style-name="T10"> </text:span></text:span><text:span text:style-name="Default_20_Paragraph_20_Font"><text:span text:style-name="T12">,</text:span></text:span><text:span text:style-name="Default_20_Paragraph_20_Font"><text:span text:style-name="T1"> ꙗ҆́кѡ б҃га </text:span></text:span><text:span text:style-name="Default_20_Paragraph_20_Font"><text:span text:style-name="T11">вᲂспѣва́ет</text:span></text:span><text:span text:style-name="Default_20_Paragraph_20_Font"><text:span text:style-name="T7">ъ </text:span></text:span><text:span text:style-name="Default_20_Paragraph_20_Font"><text:span text:style-name="T11">тѧ</text:span></text:span><text:span text:style-name="Default_20_Paragraph_20_Font"><text:span text:style-name="T8">̀</text:span></text:span><text:span text:style-name="Default_20_Paragraph_20_Font"><text:span text:style-name="T1"> . и҆ сме́рть и҆счезѐ , а҆ᲁа́мъ же лик</text:span></text:span><text:span text:style-name="Default_20_Paragraph_20_Font"><text:span text:style-name="T13">ѹ</text:span></text:span><text:span text:style-name="Default_20_Paragraph_20_Font"><text:span text:style-name="T10">́</text:span></text:span><text:span text:style-name="Default_20_Paragraph_20_Font"><text:span text:style-name="T1">етъ влⷣко . є҆́вва </text:span></text:span><text:span text:style-name="Default_20_Paragraph_20_Font"><text:span text:style-name="T11">н</text:span></text:span><text:span text:style-name="Default_20_Paragraph_20_Font"><text:span text:style-name="T7">ы</text:span></text:span><text:span text:style-name="Default_20_Paragraph_20_Font"><text:span text:style-name="T8">́</text:span></text:span><text:span text:style-name="Default_20_Paragraph_20_Font"><text:span text:style-name="T11">нѣ</text:span></text:span><text:span text:style-name="Default_20_Paragraph_20_Font"><text:span text:style-name="T1"> ѿ ѹ҆́зъ свᲂбᲂжᲁа́ема , </text:span></text:span><text:span text:style-name="Default_20_Paragraph_20_Font"><text:span text:style-name="T11">ра́ᲁꙋет</text:span></text:span><text:span text:style-name="Default_20_Paragraph_20_Font"><text:span text:style-name="T7">ъ</text:span></text:span><text:span text:style-name="Default_20_Paragraph_20_Font"><text:span text:style-name="T11">сѧ</text:span></text:span><text:span text:style-name="Default_20_Paragraph_20_Font"><text:span text:style-name="T1"> зᲂвꙋ́щи , ты̀ є҆сѝ и҆́же всѣ́мъ пᲂᲁаѧ̀ хрⷭ҇тѐ вᲂскр҃се́нїе . </text:span></text:span><text:span text:style-name="Default_20_Paragraph_20_Font"><text:span text:style-name="T5">и҆́кᲂсъ . В</text:span></text:span><text:span text:style-name="Default_20_Paragraph_20_Font"><text:span text:style-name="T1">ᲂскрⷭ҇шаго триᲁне́внѡ </text:span></text:span><text:span text:style-name="Default_20_Paragraph_20_Font"><text:span text:style-name="T11">вᲂспᲂ</text:span></text:span><text:span text:style-name="Default_20_Paragraph_20_Font"><text:span text:style-name="T9">є</text:span></text:span><text:span text:style-name="Default_20_Paragraph_20_Font"><text:span text:style-name="T8">́</text:span></text:span><text:span text:style-name="Default_20_Paragraph_20_Font"><text:span text:style-name="T7">мъ </text:span></text:span><text:span text:style-name="Default_20_Paragraph_20_Font"><text:span text:style-name="T11">ꙗ҆́кѡ</text:span></text:span><text:span text:style-name="Default_20_Paragraph_20_Font"><text:span text:style-name="T1"> б҃га всеси́льна , и҆ врата̀ а҆́ᲁ</text:span></text:span><text:span text:style-name="Default_20_Paragraph_20_Font"><text:span text:style-name="T13">ᲂ</text:span></text:span><text:span text:style-name="Default_20_Paragraph_20_Font"><text:span text:style-name="T1">ва сᲂкрꙋши́вшаго , и҆ и҆́же ѿ́ вѣка </text:span></text:span><text:span text:style-name="Default_20_Paragraph_20_Font"><text:span text:style-name="T11">и҆́з</text:span></text:span><text:span text:style-name="Default_20_Paragraph_20_Font"><text:span text:style-name="T7">ъ</text:span></text:span><text:span text:style-name="Default_20_Paragraph_20_Font"><text:span text:style-name="T11"> грᲂба</text:span></text:span><text:span text:style-name="Default_20_Paragraph_20_Font"><text:span text:style-name="T1"> </text:span></text:span><text:span text:style-name="Default_20_Paragraph_20_Font"><text:span text:style-name="T11">в</text:span></text:span><text:span text:style-name="Default_20_Paragraph_20_Font"><text:span text:style-name="T9">ᲂ</text:span></text:span><text:span text:style-name="Default_20_Paragraph_20_Font"><text:span text:style-name="T7">зъ</text:span></text:span><text:span text:style-name="Default_20_Paragraph_20_Font"><text:span text:style-name="T11">ᲁви́гшаго</text:span></text:span><text:span text:style-name="Default_20_Paragraph_20_Font"><text:span text:style-name="T1"> , </text:span></text:span><text:span text:style-name="Default_20_Paragraph_20_Font"><text:span text:style-name="T11">м</text:span></text:span><text:span text:style-name="Default_20_Paragraph_20_Font"><text:span text:style-name="T7">и</text:span></text:span><text:span text:style-name="Default_20_Paragraph_20_Font"><text:span text:style-name="T11">рᲂно́сица</text:span></text:span><text:span text:style-name="Default_20_Paragraph_20_Font"><text:span text:style-name="T7">мъ </text:span></text:span><text:span text:style-name="Default_20_Paragraph_20_Font"><text:span text:style-name="T11">ꙗ҆́вльшагᲂсѧ</text:span></text:span><text:span text:style-name="Default_20_Paragraph_20_Font"><text:span text:style-name="T1"> , ꙗ҆́кᲂже </text:span></text:span><text:span text:style-name="Default_20_Paragraph_20_Font"><text:span text:style-name="T11">бл҃гои</text:span></text:span><text:span text:style-name="Default_20_Paragraph_20_Font"><text:span text:style-name="T9">҆</text:span></text:span><text:span text:style-name="Default_20_Paragraph_20_Font"><text:span text:style-name="T7">з</text:span></text:span><text:span text:style-name="Default_20_Paragraph_20_Font"><text:span text:style-name="T11">во́лилъ</text:span></text:span><text:span text:style-name="Default_20_Paragraph_20_Font"><text:span text:style-name="T1"> є҆́сть , пре́жᲁе си́мъ , є҆́же ра́ᲁꙋйтесѧ рекі́и . и҆ </text:span></text:span><text:span text:style-name="Default_20_Paragraph_20_Font"><text:span text:style-name="T11">а҆п</text:span></text:span><text:span text:style-name="Default_20_Paragraph_20_Font"><text:span text:style-name="T7">о</text:span></text:span><text:span text:style-name="Default_20_Paragraph_20_Font"><text:span text:style-name="T8">́</text:span></text:span><text:span text:style-name="Default_20_Paragraph_20_Font"><text:span text:style-name="T7">ст</text:span></text:span><text:span text:style-name="Default_20_Paragraph_20_Font"><text:span text:style-name="T9">ᲂ</text:span></text:span><text:span text:style-name="Default_20_Paragraph_20_Font"><text:span text:style-name="T11">лѡмъ</text:span></text:span><text:span text:style-name="Default_20_Paragraph_20_Font"><text:span text:style-name="T1"> ра́ᲁᲂсть </text:span></text:span><text:span text:style-name="Default_20_Paragraph_20_Font"><text:span text:style-name="T11">в</text:span></text:span><text:span text:style-name="Default_20_Paragraph_20_Font"><text:span text:style-name="T9">ᲂ</text:span></text:span><text:span text:style-name="Default_20_Paragraph_20_Font"><text:span text:style-name="T7">з</text:span></text:span><text:span text:style-name="Default_20_Paragraph_20_Font"><text:span text:style-name="T11">вѣща́ет</text:span></text:span><text:span text:style-name="Default_20_Paragraph_20_Font"><text:span text:style-name="T7">ъ</text:span></text:span><text:span text:style-name="Default_20_Paragraph_20_Font"><text:span text:style-name="T8"> </text:span></text:span><text:span text:style-name="Default_20_Paragraph_20_Font"><text:span text:style-name="T1">, ꙗ҆́кѡ є҆ᲁи́нъ то́кмѡ жизнᲂᲁа́вецъ сы́и . тѣ́мже вѣ́рᲂю жєны̀ ѹ҆чн҃кѡ́м</text:span></text:span><text:span text:style-name="Default_20_Paragraph_20_Font"><text:span text:style-name="T10">̾</text:span></text:span><text:span text:style-name="Default_20_Paragraph_20_Font"><text:span text:style-name="T1"> </text:span></text:span><text:span text:style-name="Default_20_Paragraph_20_Font"><text:span text:style-name="T11">зна́м</text:span></text:span><text:span text:style-name="Default_20_Paragraph_20_Font"><text:span text:style-name="T7">е</text:span></text:span><text:span text:style-name="Default_20_Paragraph_20_Font"><text:span text:style-name="T11">нїѧ</text:span></text:span><text:span text:style-name="Default_20_Paragraph_20_Font"><text:span text:style-name="T1"> пᲂбѣ́ᲁы бл҃гᲂвѣств</text:span></text:span><text:span text:style-name="Default_20_Paragraph_20_Font"><text:span text:style-name="T13">ѹ</text:span></text:span><text:span text:style-name="Default_20_Paragraph_20_Font"><text:span text:style-name="T10">́</text:span></text:span><text:span text:style-name="Default_20_Paragraph_20_Font"><text:span text:style-name="T1">ю</text:span></text:span><text:span text:style-name="Default_20_Paragraph_20_Font"><text:span text:style-name="T7">т</text:span></text:span><text:span text:style-name="Default_20_Paragraph_20_Font"><text:span text:style-name="T8">̾ </text:span></text:span><text:span text:style-name="Default_20_Paragraph_20_Font"><text:span text:style-name="T1">. и҆ а҆́ᲁъ сто́не</text:span></text:span><text:span text:style-name="Default_20_Paragraph_20_Font"><text:span text:style-name="T7">тъ</text:span></text:span><text:span text:style-name="Default_20_Paragraph_20_Font"><text:span text:style-name="T8"> </text:span></text:span><text:span text:style-name="Default_20_Paragraph_20_Font"><text:span text:style-name="T1">, и҆ </text:span></text:span><text:span text:style-name="Default_20_Paragraph_20_Font"><text:span text:style-name="T11">см</text:span></text:span><text:span text:style-name="Default_20_Paragraph_20_Font"><text:span text:style-name="T7">е</text:span></text:span><text:span text:style-name="Default_20_Paragraph_20_Font"><text:span text:style-name="T8">́</text:span></text:span><text:span text:style-name="Default_20_Paragraph_20_Font"><text:span text:style-name="T11">рть</text:span></text:span><text:span text:style-name="Default_20_Paragraph_20_Font"><text:span text:style-name="T1"> рыᲁа́е</text:span></text:span><text:span text:style-name="Default_20_Paragraph_20_Font"><text:span text:style-name="T7">тъ</text:span></text:span><text:span text:style-name="Default_20_Paragraph_20_Font"><text:span text:style-name="T8"> .</text:span></text:span><text:span text:style-name="Default_20_Paragraph_20_Font"><text:span text:style-name="T1"> </text:span></text:span><text:span text:style-name="Default_20_Paragraph_20_Font"><text:span text:style-name="T11">м</text:span></text:span><text:span text:style-name="Default_20_Paragraph_20_Font"><text:span text:style-name="T7">и</text:span></text:span><text:span text:style-name="Default_20_Paragraph_20_Font"><text:span text:style-name="T8">́</text:span></text:span><text:span text:style-name="Default_20_Paragraph_20_Font"><text:span text:style-name="T11">ръ же</text:span></text:span><text:span text:style-name="Default_20_Paragraph_20_Font"><text:span text:style-name="T1"> </text:span></text:span><text:span text:style-name="Default_20_Paragraph_20_Font"><text:span text:style-name="T11">весели</text:span></text:span><text:span text:style-name="Default_20_Paragraph_20_Font"><text:span text:style-name="T8">́</text:span></text:span><text:span text:style-name="Default_20_Paragraph_20_Font"><text:span text:style-name="T7">тъ</text:span></text:span><text:span text:style-name="Default_20_Paragraph_20_Font"><text:span text:style-name="T11">сѧ</text:span></text:span><text:span text:style-name="Default_20_Paragraph_20_Font"><text:span text:style-name="T1"> , и҆ всѝ </text:span></text:span><text:span text:style-name="Default_20_Paragraph_20_Font"><text:span text:style-name="T11">с̾ ни</text:span></text:span><text:span text:style-name="Default_20_Paragraph_20_Font"><text:span text:style-name="T8">́</text:span></text:span><text:span text:style-name="Default_20_Paragraph_20_Font"><text:span text:style-name="T7">мъ </text:span></text:span><text:span text:style-name="Default_20_Paragraph_20_Font"><text:span text:style-name="T11">ра́ᲁꙋют</text:span></text:span><text:span text:style-name="Default_20_Paragraph_20_Font"><text:span text:style-name="T7">ъ</text:span></text:span><text:span text:style-name="Default_20_Paragraph_20_Font"><text:span text:style-name="T11">сѧ</text:span></text:span><text:span text:style-name="Default_20_Paragraph_20_Font"><text:span text:style-name="T1"> ѡ҆ хрⷭ҇то́вѣ </text:span></text:span><text:span text:style-name="Default_20_Paragraph_20_Font"><text:span text:style-name="T11">вᲂскр</text:span></text:span><text:span text:style-name="Default_20_Paragraph_20_Font"><text:span text:style-name="T9">҃</text:span></text:span><text:span text:style-name="Default_20_Paragraph_20_Font"><text:span text:style-name="T7">се</text:span></text:span><text:span text:style-name="Default_20_Paragraph_20_Font"><text:span text:style-name="T8">́</text:span></text:span><text:span text:style-name="Default_20_Paragraph_20_Font"><text:span text:style-name="T11">нїи</text:span></text:span><text:span text:style-name="Default_20_Paragraph_20_Font"><text:span text:style-name="T1"> . ты́ бо пᲂᲁае́ши хрⷭ҇тѐ всѣ́мъ вᲂскр</text:span></text:span><text:span text:style-name="Default_20_Paragraph_20_Font"><text:span text:style-name="T13">҃</text:span></text:span><text:span text:style-name="Default_20_Paragraph_20_Font"><text:span text:style-name="T1">се́нїе .</text:span></text:span></text:p>
      <text:p text:style-name="P3"><text:span text:style-name="T14">кᲂнᲁа́къ </text:span><text:span text:style-name="Default_20_Paragraph_20_Font"><text:span text:style-name="T15">, </text:span></text:span><text:span text:style-name="Default_20_Paragraph_20_Font"><text:span text:style-name="T16">гла</text:span></text:span><text:span text:style-name="Default_20_Paragraph_20_Font"><text:span text:style-name="T17">́</text:span></text:span><text:span text:style-name="Default_20_Paragraph_20_Font"><text:span text:style-name="T16">съ</text:span></text:span><text:span text:style-name="Default_20_Paragraph_20_Font"><text:span text:style-name="T17"> </text:span></text:span><text:span text:style-name="Default_20_Paragraph_20_Font"><text:span text:style-name="T16">,</text:span></text:span><text:span text:style-name="Default_20_Paragraph_20_Font"><text:span text:style-name="T15"> в҃ .</text:span></text:span><text:span text:style-name="Default_20_Paragraph_20_Font"><text:span text:style-name="T16"> п</text:span></text:span><text:span text:style-name="Default_20_Paragraph_20_Font"><text:span text:style-name="T18">ᲂ</text:span></text:span><text:span text:style-name="Default_20_Paragraph_20_Font"><text:span text:style-name="T16">до</text:span></text:span><text:span text:style-name="Default_20_Paragraph_20_Font"><text:span text:style-name="T17">́</text:span></text:span><text:span text:style-name="Default_20_Paragraph_20_Font"><text:span text:style-name="T16">бенъ</text:span></text:span><text:span text:style-name="Default_20_Paragraph_20_Font"><text:span text:style-name="T17"> </text:span></text:span><text:span text:style-name="Default_20_Paragraph_20_Font"><text:span text:style-name="T16">, </text:span></text:span><text:span text:style-name="Default_20_Paragraph_20_Font"><text:span text:style-name="T19">в</text:span></text:span><text:span text:style-name="Default_20_Paragraph_20_Font"><text:span text:style-name="T20">ы</text:span></text:span><text:span text:style-name="Default_20_Paragraph_20_Font"><text:span text:style-name="T21">́</text:span></text:span><text:span text:style-name="Default_20_Paragraph_20_Font"><text:span text:style-name="T20">шнихъ и</text:span></text:span><text:span text:style-name="Default_20_Paragraph_20_Font"><text:span text:style-name="T22">҆</text:span></text:span><text:span text:style-name="Default_20_Paragraph_20_Font"><text:span text:style-name="T20">ща</text:span></text:span><text:span text:style-name="Default_20_Paragraph_20_Font"><text:span text:style-name="T21">̀</text:span></text:span><text:span text:style-name="Default_20_Paragraph_20_Font"><text:span text:style-name="T23"> </text:span></text:span><text:span text:style-name="Default_20_Paragraph_20_Font"><text:span text:style-name="T24">.</text:span></text:span><text:span text:style-name="Default_20_Paragraph_20_Font"><text:span text:style-name="T15"> </text:span></text:span><text:span text:style-name="T14">В</text:span>ᲂскрⷭ҇лъ є҆сѝ ѿ́ грᲂба сп҃се всеси́льне , и҆ а҆́ᲁъ ви́ᲁѣ чю<text:span text:style-name="T25">̑</text:span>ᲁо сїѐ ѹ҆жасе́сѧ , и҆ ме́ртвїи вᲂста́ша . тва́рь же ви́ᲁѧщи , ра́ᲁꙋетсѧ с̾ тᲂбо́ю , и҆ а҆ᲁа́мъ в̾к<text:span text:style-name="T26">ѹ</text:span><text:span text:style-name="T25">́</text:span>пѣ весели́тсѧ . и҆ <text:span text:style-name="T27">м</text:span><text:span text:style-name="T20">и</text:span><text:span text:style-name="T21">́</text:span><text:span text:style-name="T27">ръ</text:span> сп҃се мо́й вᲂспѣва́етъ тѧ<text:span text:style-name="T25">̀</text:span> при́снѡ . <text:span text:style-name="T14">и҆́кᲂсъ . Т</text:span>ы̀ є҆сѝ свѣ́тъ <text:span text:style-name="T27">ѡ҆мрач</text:span><text:span text:style-name="T20">е</text:span><text:span text:style-name="T21">́</text:span><text:span text:style-name="T27">ннымъ</text:span> , ты̀ є҆сѝ <text:span text:style-name="T27">вᲂскр</text:span><text:span text:style-name="T20">е</text:span><text:span text:style-name="T27">се́нїе</text:span> всѣ́хъ , и҆ живо́тъ челᲂвѣ́кѡмъ . и҆ всѣ́хъ с̾ сᲂбо́ю <text:span text:style-name="T27">вᲂскр</text:span><text:span text:style-name="T20">е</text:span><text:span text:style-name="T27">си́лъ</text:span> є҆сѝ , сме́ртнꙋю ᲁержа́вꙋ сп҃се разо́рь , и҆ а҆́ᲁ<text:span text:style-name="T26">ᲂ</text:span>ва врата̀ сᲂкрꙋши́лъ є҆сѝ сло́ве . и҆ ме́ртвїи ѹ҆зрѣ́вше чю<text:span text:style-name="T25">̑</text:span>ᲁо сїѐ , ѹ҆ᲁиви́шасѧ . и҆ всѧ̀ тва́рь к<text:span text:style-name="T26">ѹ</text:span><text:span text:style-name="T25">́</text:span>пнѡ ра́ᲁꙋетсѧ ѡ҆ вᲂскр<text:span text:style-name="T26">҃</text:span>се́нїи твᲂе́мъ чл҃кᲂлю́бче . тѣ́мже и҆ всѝ сла́вимъ и҆ вᲂспѣва́емъ твᲂѐ с<text:span text:style-name="T25">̾</text:span>нисхᲂжᲁе́нїе , и҆ <text:span text:style-name="T27">м</text:span><text:span text:style-name="T20">и</text:span><text:span text:style-name="T21">́</text:span><text:span text:style-name="T27">ръ</text:span> сп҃се мо́й вᲂспѣва́етъ тѧ<text:span text:style-name="T25">̀</text:span> при́снѡ .</text:p>
      <text:p text:style-name="P4"><text:span text:style-name="T14">кᲂнᲁа́къ </text:span><text:span text:style-name="Default_20_Paragraph_20_Font"><text:span text:style-name="T15">, </text:span></text:span><text:span text:style-name="Default_20_Paragraph_20_Font"><text:span text:style-name="T16">гла</text:span></text:span><text:span text:style-name="Default_20_Paragraph_20_Font"><text:span text:style-name="T17">́</text:span></text:span><text:span text:style-name="Default_20_Paragraph_20_Font"><text:span text:style-name="T16">съ</text:span></text:span><text:span text:style-name="Default_20_Paragraph_20_Font"><text:span text:style-name="T17"> </text:span></text:span><text:span text:style-name="Default_20_Paragraph_20_Font"><text:span text:style-name="T16">,</text:span></text:span><text:span text:style-name="Default_20_Paragraph_20_Font"><text:span text:style-name="T15"> г҃ .</text:span></text:span><text:span text:style-name="Default_20_Paragraph_20_Font"><text:span text:style-name="T16"> п</text:span></text:span><text:span text:style-name="Default_20_Paragraph_20_Font"><text:span text:style-name="T18">ᲂ</text:span></text:span><text:span text:style-name="Default_20_Paragraph_20_Font"><text:span text:style-name="T16">до</text:span></text:span><text:span text:style-name="Default_20_Paragraph_20_Font"><text:span text:style-name="T17">́</text:span></text:span><text:span text:style-name="Default_20_Paragraph_20_Font"><text:span text:style-name="T16">бенъ</text:span></text:span><text:span text:style-name="Default_20_Paragraph_20_Font"><text:span text:style-name="T17"> </text:span></text:span><text:span text:style-name="Default_20_Paragraph_20_Font"><text:span text:style-name="T16">, ᲁ</text:span></text:span><text:span text:style-name="Default_20_Paragraph_20_Font"><text:span text:style-name="T21">в҃аѧ дне́сь</text:span></text:span><text:span text:style-name="Default_20_Paragraph_20_Font"><text:span text:style-name="T23"> </text:span></text:span><text:span text:style-name="Default_20_Paragraph_20_Font"><text:span text:style-name="T24">.</text:span></text:span><text:span text:style-name="Default_20_Paragraph_20_Font"><text:span text:style-name="T15"> </text:span></text:span><text:span text:style-name="T14">В</text:span>ᲂскрⷭ҇лъ є҆сѝ ᲁне́сь и҆́з̾ грᲂба ще́ᲁре , и҆ на́съ <text:span text:style-name="T27">в</text:span><text:span text:style-name="T28">ᲂз</text:span><text:span text:style-name="T27">веᲁѐ</text:span> ѿ вра́тъ сме́ртны<text:span text:style-name="T29">хъ</text:span><text:span text:style-name="T30"> ,</text:span> ᲁне́сь а҆ᲁа́мъ ликꙋ́етъ , и҆ ра́ᲁꙋетсѧ є҆́вва . в<text:span text:style-name="T31">̾</text:span>к<text:span text:style-name="T32">ѹ</text:span><text:span text:style-name="T31">́</text:span>пѣ же прᲂр<text:span text:style-name="T32">ѡ</text:span><text:span text:style-name="T31">́</text:span>цы с̾ патрїа́рхи <text:span text:style-name="T27">вᲂспѣва́ют</text:span><text:span text:style-name="T29">ъ </text:span><text:soft-page-break/><text:span text:style-name="T27">непреста́ннѡ</text:span> , <text:span text:style-name="T27">б</text:span><text:span text:style-name="T28">҃</text:span><text:span text:style-name="T27">ж</text:span><text:span text:style-name="T29">е</text:span><text:span text:style-name="T30">́</text:span><text:span text:style-name="T29">с</text:span><text:span text:style-name="T27">твенꙋю</text:span> ᲁержа́вꙋ вла́сти твᲂеѧ̀ . <text:span text:style-name="T14">и҆́кᲂсъ . Н</text:span>е́бо и҆ землѧ̀ ᲁне́сь ᲁа ликᲂвствꙋ́ют<text:span text:style-name="T29">ъ</text:span><text:span text:style-name="T30"> </text:span>, и҆ хрⷭ҇та̀ б҃га є҆ᲁинᲂмꙋ́ᲁренѡ ᲁа вᲂспѣва́ютъ , ꙗ҆́кѡ ѹ҆́зники ѿ грѡ́бъ вᲂскреси́въ . в<text:span text:style-name="T31">̾</text:span>к<text:span text:style-name="T32">ѹ</text:span><text:span text:style-name="T31">́</text:span>пѣ <text:span text:style-name="T27">ра́ᲁꙋет</text:span><text:span text:style-name="T29">ъ</text:span><text:span text:style-name="T27">сѧ</text:span> всѧ̀ тва́рь , принᲂсѧ́щи <text:span text:style-name="T27">ᲁᲂст</text:span><text:span text:style-name="T29">о</text:span><text:span text:style-name="T30">́</text:span><text:span text:style-name="T27">йныѧ</text:span> пѣ́сни , сᲂзᲁа́телю всѣ́хъ и҆ и҆зба́вителю на́шемꙋ , ꙗ҆́кѡ челᲂвѣ́ки <text:span text:style-name="T27">и҆з</text:span><text:span text:style-name="T29">ъ</text:span><text:span text:style-name="T27"> а҆́ᲁа</text:span> ᲁне́сь ꙗ҆́кѡ жизнᲂᲁа́тель сᲂвᲂзве́ᲁъ , и҆ <text:span text:style-name="T27">на н</text:span><text:span text:style-name="T29">е</text:span><text:span text:style-name="T27">б</text:span><text:span text:style-name="T29">е</text:span><text:span text:style-name="T27">са̀</text:span> с̾ сᲂбо́ю <text:span text:style-name="T27">в</text:span><text:span text:style-name="T28">ᲂ</text:span><text:span text:style-name="T29">з</text:span><text:span text:style-name="T27">не́съ</text:span> , и҆ низло́жь вра́жїѧ <text:span text:style-name="T27">воⷥнᲂш</text:span><text:span text:style-name="T29">е</text:span><text:span text:style-name="T30">́</text:span><text:span text:style-name="T27">нїѧ</text:span> , и҆ врата̀ а҆́ᲁ<text:span text:style-name="T32">ᲂ</text:span>ва сᲂкрꙋши<text:span text:style-name="T31">́</text:span><text:span text:style-name="T29">въ</text:span><text:span text:style-name="T30"> </text:span>, бжⷭ҇твенᲂю ᲁержа́вᲂю вла́сти свᲂеѧ̀ .</text:p>
      <text:p text:style-name="P4"><text:span text:style-name="T33">ко</text:span><text:span text:style-name="T34">ⷣ</text:span><text:span text:style-name="T14"> , </text:span><text:span text:style-name="T35">глаⷭ҇ , ᲁ</text:span><text:span text:style-name="T36">҃</text:span><text:span text:style-name="T35"> . поⷣ . ꙗ҆</text:span><text:span text:style-name="T37">ви́лсѧ ᲁне́сь .</text:span><text:span text:style-name="T14"> С</text:span>п҃съ и҆ и҆зба́витель мо́й , и҆́з̾ грᲂба ꙗ҆́кѡ б҃гъ вᲂскреси́въ ѿ ѹ҆́зъ <text:span text:style-name="T27">земнᲂр</text:span><text:span text:style-name="T29">о</text:span><text:span text:style-name="T30">́</text:span><text:span text:style-name="T27">ᲁныѧ</text:span> . и҆ врата̀ а҆́ᲁ<text:span text:style-name="T32">ᲂ</text:span>ва сᲂкрꙋши́въ , и҆ ꙗ҆́кѡ влⷣка <text:span text:style-name="T27">вᲂскр</text:span><text:span text:style-name="T29">е</text:span><text:span text:style-name="T30">́</text:span><text:span text:style-name="T27">се</text:span> триᲁне́венъ . <text:span text:style-name="T14">и҆́кᲂсъ . В</text:span>ᲂскрⷭ҇шаго <text:span text:style-name="T27">и҆з̾ ме́ртвы</text:span><text:span text:style-name="T29">хъ </text:span><text:span text:style-name="T27">хрⷭ҇та̀</text:span> жизнᲂᲁа́вца триᲁне́вн<text:span text:style-name="T29">о</text:span> и҆́з̾ грᲂба , и҆ врата̀ <text:span text:style-name="T27">см</text:span><text:span text:style-name="T29">е</text:span><text:span text:style-name="T30">́</text:span><text:span text:style-name="T27">ртнаѧ</text:span> ᲁне́сь <text:span text:style-name="T27">сᲂкр</text:span><text:span text:style-name="T28">ѹ</text:span><text:span text:style-name="T30">́</text:span><text:span text:style-name="T27">ш</text:span><text:span text:style-name="T29">ь</text:span><text:span text:style-name="T27">шаго</text:span> си́лᲂю свᲂе́ю , и҆ а҆́ᲁа ѹ҆мертви́вшаго , и҆ жа́ло сме́ртнᲂе сте́ршаго , и҆ а҆ᲁа́ма с̾ є҆́ввᲂю свᲂбᲂᲁи́вшаго , вᲂспᲂе́мъ всѝ земнᲂро́ᲁнїи бл҃гᲂᲁа́рственѡ , вᲂпїю́ще хвал<text:span text:style-name="T32">ѹ</text:span><text:span text:style-name="T31">̀</text:span> прилѣ́жнѡ . то́й бо ꙗ҆́кѡ є҆ᲁи́нъ крѣ́пкїи б҃гъ и҆ влⷣка , <text:span text:style-name="T27">вᲂскр</text:span><text:span text:style-name="T29">е</text:span><text:span text:style-name="T30">́</text:span><text:span text:style-name="T27">се</text:span> триᲁне́венъ .</text:p>
      <text:p text:style-name="P5"><text:span text:style-name="T35">коⷣ , глаⷭ҇ , </text:span><text:span text:style-name="T38">е</text:span><text:span text:style-name="T39">҃</text:span><text:span text:style-name="T35"> . поⷣ . п</text:span><text:span text:style-name="T37">ᲂᲁо́бникъ сы́и .</text:span><text:span text:style-name="T40"> </text:span><text:span text:style-name="T14">К</text:span>о а҆́ᲁꙋ сп҃се мо́й с<text:span text:style-name="T41">ᲂ</text:span>ше́лъ є҆сѝ , и҆ врата̀ сᲂкрꙋши́въ ꙗ҆́кѡ всеси́ленъ . <text:span text:style-name="T27">ѹ҆ме́рши</text:span><text:span text:style-name="T42">хъ </text:span><text:span text:style-name="T27">ꙗ҆́кѡ</text:span> <text:span text:style-name="T27">с</text:span><text:span text:style-name="T42">о</text:span><text:span text:style-name="T43">ⷥ</text:span><text:span text:style-name="T27">ᲁа́тель</text:span> сᲂвᲂскреси́лъ є҆сѝ , и҆ сме́рти жа́ло сᲂкрꙋши́въ , и҆ а҆ᲁа́мъ ѿ клѧ́твы и҆зба́вленъ бы́сть чл҃кᲂлю́бче . тѣ́мже всѝ зᲂве́мъ , спасѝ на́съ гⷭ҇ᲁи . <text:span text:style-name="T14">и҆́кᲂсъ . О</text:span>у҆слы́шавше <text:span text:style-name="T27">ж</text:span><text:span text:style-name="T42">е</text:span><text:span text:style-name="T27">ны̀</text:span> а҆́нг҃л<text:span text:style-name="T41">ᲂ</text:span>вы г҃лы , ѿлᲂжи́шѧ рыᲁа́нїе , ра́ᲁᲂстни бы́ша и҆ тре́петни , ѹ҆́жасъ бо ви́ᲁѣшѧ . и҆ сѐ хрⷭ҇то́съ прибли́жисѧ к̾ ни<text:span text:style-name="T41">ⷨ</text:span> г҃лѧ<text:span text:style-name="T44"> </text:span>, є҆́же ра́ᲁꙋйтесѧ , ᲁерза́йте , а҆́зъ <text:span text:style-name="T27">м</text:span><text:span text:style-name="T42">и</text:span><text:span text:style-name="T45">́</text:span><text:span text:style-name="T27">ра</text:span> пᲂбѣᲁи́хъ , и҆ ѹ҆́зники свᲂбᲂᲁи́хъ . пᲂтщи́тесѧ ѹ҆́бѡ ко <text:span text:style-name="T41">ꙋ҆</text:span>чн҃кѡ́мъ <text:span text:style-name="T27">в</text:span><text:span text:style-name="T43">ᲂ</text:span><text:span text:style-name="T42">з</text:span><text:span text:style-name="T27">вѣща́юще</text:span> и҆́мъ , ꙗ҆́кѡ варѧ́ю вы̀ во́ граᲁѣ галиле́йстѣмъ , є҆́же прᲂпᲂвѣ́ᲁати мѧ<text:span text:style-name="T44">̀</text:span> . тѣ́мже всѝ тебѣ̀ вᲂпїе́м<text:span text:style-name="T42">ъ</text:span><text:span text:style-name="T45"> </text:span>, спасѝ на́съ гⷭ҇ᲁи .</text:p>
      <text:p text:style-name="P6"><text:soft-page-break/><text:span text:style-name="Default_20_Paragraph_20_Font"><text:span text:style-name="T46">коⷣ , глаⷭ҇ , </text:span></text:span><text:span text:style-name="Default_20_Paragraph_20_Font"><text:span text:style-name="T47">ѕ҃</text:span></text:span><text:span text:style-name="Default_20_Paragraph_20_Font"><text:span text:style-name="T46"> . поⷣ . </text:span></text:span><text:span text:style-name="Default_20_Paragraph_20_Font"><text:span text:style-name="T5">є҆́</text:span></text:span><text:span text:style-name="Default_20_Paragraph_20_Font"><text:span text:style-name="T48">же ѡ҆ на́съ сᲂверши́въ .</text:span></text:span><text:span text:style-name="Default_20_Paragraph_20_Font"><text:span text:style-name="T5"> Ж</text:span></text:span><text:span text:style-name="Default_20_Paragraph_20_Font"><text:span text:style-name="T1">ивᲂнача́лнᲂю ᲁла́нїю , </text:span></text:span><text:span text:style-name="Default_20_Paragraph_20_Font"><text:span text:style-name="T11">ѹ҆ме́ршиⷯ ѿ мра́чны</text:span></text:span><text:span text:style-name="Default_20_Paragraph_20_Font"><text:span text:style-name="T49">хъ </text:span></text:span><text:span text:style-name="Default_20_Paragraph_20_Font"><text:span text:style-name="T11">ѹ҆ᲁо́лїй</text:span></text:span><text:span text:style-name="Default_20_Paragraph_20_Font"><text:span text:style-name="T1"> , жизнᲂᲁа́ве</text:span></text:span><text:span text:style-name="Default_20_Paragraph_20_Font"><text:span text:style-name="T50">ⷰ҇</text:span></text:span><text:span text:style-name="Default_20_Paragraph_20_Font"><text:span text:style-name="T1"> вᲂскреси́въ всѣ́хъ хрⷭ҇то́съ б҃гъ , вᲂскр</text:span></text:span><text:span text:style-name="Default_20_Paragraph_20_Font"><text:span text:style-name="T50">ⷭ҇</text:span></text:span><text:span text:style-name="Default_20_Paragraph_20_Font"><text:span text:style-name="T1">нїе ᲁарᲂва́въ чл</text:span></text:span><text:span text:style-name="Default_20_Paragraph_20_Font"><text:span text:style-name="T50">҃</text:span></text:span><text:span text:style-name="Default_20_Paragraph_20_Font"><text:span text:style-name="T1">ческᲂмꙋ ро́ᲁꙋ . є҆́сть бо всѣ́хъ спаси́тель , и҆ вᲂскр</text:span></text:span><text:span text:style-name="Default_20_Paragraph_20_Font"><text:span text:style-name="T50">ⷭ҇</text:span></text:span><text:span text:style-name="Default_20_Paragraph_20_Font"><text:span text:style-name="T1">нїе и҆ </text:span></text:span><text:span text:style-name="Default_20_Paragraph_20_Font"><text:span text:style-name="T11">живо́т</text:span></text:span><text:span text:style-name="Default_20_Paragraph_20_Font"><text:span text:style-name="T49">ъ</text:span></text:span><text:span text:style-name="Default_20_Paragraph_20_Font"><text:span text:style-name="T51"> </text:span></text:span><text:span text:style-name="Default_20_Paragraph_20_Font"><text:span text:style-name="T1">, и҆ б҃гъ </text:span></text:span><text:span text:style-name="Default_20_Paragraph_20_Font"><text:span text:style-name="T11">всѧ́ч</text:span></text:span><text:span text:style-name="Default_20_Paragraph_20_Font"><text:span text:style-name="T49">е</text:span></text:span><text:span text:style-name="Default_20_Paragraph_20_Font"><text:span text:style-name="T11">ски</text:span></text:span><text:span text:style-name="Default_20_Paragraph_20_Font"><text:span text:style-name="T49">мъ</text:span></text:span><text:span text:style-name="Default_20_Paragraph_20_Font"><text:span text:style-name="T51"> </text:span></text:span><text:span text:style-name="Default_20_Paragraph_20_Font"><text:span text:style-name="T1">. </text:span></text:span><text:span text:style-name="Default_20_Paragraph_20_Font"><text:span text:style-name="T5">и҆́кᲂсъ . К</text:span></text:span><text:span text:style-name="Default_20_Paragraph_20_Font"><text:span text:style-name="T1">рⷭ҇тъ и҆ пᲂгребе́нїе твᲂѐ жизнᲂᲁа́вче вᲂспѣва́емъ вѣ́рнїи и҆ пᲂклᲂнѧ́емсѧ , ꙗ҆́кѡ а҆́ᲁа свѧза́лъ є҆сѝ без</text:span></text:span><text:span text:style-name="Default_20_Paragraph_20_Font"><text:span text:style-name="T52">̾</text:span></text:span><text:span text:style-name="Default_20_Paragraph_20_Font"><text:span text:style-name="T1">сме́ртне ꙗ҆́кѡ б҃гъ всеси́лныи , и҆ </text:span></text:span><text:span text:style-name="Default_20_Paragraph_20_Font"><text:span text:style-name="T11">ме́ртвы</text:span></text:span><text:span text:style-name="Default_20_Paragraph_20_Font"><text:span text:style-name="T49">хъ </text:span></text:span><text:span text:style-name="Default_20_Paragraph_20_Font"><text:span text:style-name="T11">сᲂвᲂскреси́лъ</text:span></text:span><text:span text:style-name="Default_20_Paragraph_20_Font"><text:span text:style-name="T1"> є҆сѝ , и҆ врата̀ </text:span></text:span><text:span text:style-name="Default_20_Paragraph_20_Font"><text:span text:style-name="T11">см</text:span></text:span><text:span text:style-name="Default_20_Paragraph_20_Font"><text:span text:style-name="T49">е</text:span></text:span><text:span text:style-name="Default_20_Paragraph_20_Font"><text:span text:style-name="T51">́</text:span></text:span><text:span text:style-name="Default_20_Paragraph_20_Font"><text:span text:style-name="T11">ртн</text:span></text:span><text:span text:style-name="Default_20_Paragraph_20_Font"><text:span text:style-name="T49">ы</text:span></text:span><text:span text:style-name="Default_20_Paragraph_20_Font"><text:span text:style-name="T11">ѧ</text:span></text:span><text:span text:style-name="Default_20_Paragraph_20_Font"><text:span text:style-name="T1"> сᲂкрꙋши́лъ є҆сѝ , и҆ ᲁержа́вꙋ а҆́ᲁᲂвꙋ ни</text:span></text:span><text:span text:style-name="Default_20_Paragraph_20_Font"><text:span text:style-name="T50">ⷥ</text:span></text:span><text:span text:style-name="Default_20_Paragraph_20_Font"><text:span text:style-name="T1">лᲂжи́въ ꙗ҆́кѡ б҃гъ . тѣ́мже земнᲂро́ᲁнїи славᲂсло́ви</text:span></text:span><text:span text:style-name="Default_20_Paragraph_20_Font"><text:span text:style-name="T50">ⷨ</text:span></text:span><text:span text:style-name="Default_20_Paragraph_20_Font"><text:span text:style-name="T1"> тѧ любо́вїю , </text:span></text:span><text:span text:style-name="Default_20_Paragraph_20_Font"><text:span text:style-name="T11">вᲂскр</text:span></text:span><text:span text:style-name="Default_20_Paragraph_20_Font"><text:span text:style-name="T49">е</text:span></text:span><text:span text:style-name="Default_20_Paragraph_20_Font"><text:span text:style-name="T51">́</text:span></text:span><text:span text:style-name="Default_20_Paragraph_20_Font"><text:span text:style-name="T49">с</text:span></text:span><text:span text:style-name="Default_20_Paragraph_20_Font"><text:span text:style-name="T11">шаго</text:span></text:span><text:span text:style-name="Default_20_Paragraph_20_Font"><text:span text:style-name="T1"> и҆ ни</text:span></text:span><text:span text:style-name="Default_20_Paragraph_20_Font"><text:span text:style-name="T50">ⷥ</text:span></text:span><text:span text:style-name="Default_20_Paragraph_20_Font"><text:span text:style-name="T1">лᲂжи́вша вра́жїю ᲁержа́вꙋ всепа́гꙋбнꙋю . и҆ всѣ́х</text:span></text:span><text:span text:style-name="Default_20_Paragraph_20_Font"><text:span text:style-name="T49">ъ</text:span></text:span><text:span text:style-name="Default_20_Paragraph_20_Font"><text:span text:style-name="T1"> вᲂскреси́вшаго , и҆́же в̾ тѧ̀ вѣ́рᲂвавшиⷯ , и҆ </text:span></text:span><text:span text:style-name="Default_20_Paragraph_20_Font"><text:span text:style-name="T11">м</text:span></text:span><text:span text:style-name="Default_20_Paragraph_20_Font"><text:span text:style-name="T49">и</text:span></text:span><text:span text:style-name="Default_20_Paragraph_20_Font"><text:span text:style-name="T51">́</text:span></text:span><text:span text:style-name="Default_20_Paragraph_20_Font"><text:span text:style-name="T11">ръ</text:span></text:span><text:span text:style-name="Default_20_Paragraph_20_Font"><text:span text:style-name="T1"> и҆зба́вльшаго ѿ стрѣ́лъ ѕмі́евыхъ , и҆ ѿ пре́лести вра́жїѧ , ꙗ҆́кѡ б҃гъ всѧ́чески</text:span></text:span><text:span text:style-name="Default_20_Paragraph_20_Font"><text:span text:style-name="T53">хъ</text:span></text:span><text:span text:style-name="Default_20_Paragraph_20_Font"><text:span text:style-name="T54"> </text:span></text:span><text:span text:style-name="Default_20_Paragraph_20_Font"><text:span text:style-name="T1">.</text:span></text:span></text:p>
      <text:p text:style-name="P7"><text:span text:style-name="Default_20_Paragraph_20_Font"><text:span text:style-name="T46">коⷣ , глаⷭ҇ , з</text:span></text:span><text:span text:style-name="Default_20_Paragraph_20_Font"><text:span text:style-name="T55">҃</text:span></text:span><text:span text:style-name="Default_20_Paragraph_20_Font"><text:span text:style-name="T46"> . поⷣ . н</text:span></text:span><text:span text:style-name="Default_20_Paragraph_20_Font"><text:span text:style-name="T48">е к̾тᲂмꙋ̀ пла́меннᲂе .</text:span></text:span><text:span text:style-name="Default_20_Paragraph_20_Font"><text:span text:style-name="T5"> Н</text:span></text:span><text:span text:style-name="Default_20_Paragraph_20_Font"><text:span text:style-name="T1">е к̾тᲂмꙋ̀ ᲁержа́ва сме́ртнаѧ </text:span></text:span><text:span text:style-name="Default_20_Paragraph_20_Font"><text:span text:style-name="T11">в</text:span></text:span><text:span text:style-name="Default_20_Paragraph_20_Font"><text:span text:style-name="T53">о</text:span></text:span><text:span text:style-name="Default_20_Paragraph_20_Font"><text:span text:style-name="T56">ⷥ</text:span></text:span><text:span text:style-name="Default_20_Paragraph_20_Font"><text:span text:style-name="T11">змо́жетъ</text:span></text:span><text:span text:style-name="Default_20_Paragraph_20_Font"><text:span text:style-name="T1"> ᲁержа́ти </text:span></text:span><text:span text:style-name="Default_20_Paragraph_20_Font"><text:span text:style-name="T11">ч</text:span></text:span><text:span text:style-name="Default_20_Paragraph_20_Font"><text:span text:style-name="T53">ел</text:span></text:span><text:span text:style-name="Default_20_Paragraph_20_Font"><text:span text:style-name="T56">ᲂ</text:span></text:span><text:span text:style-name="Default_20_Paragraph_20_Font"><text:span text:style-name="T11">вѣ́ки</text:span></text:span><text:span text:style-name="Default_20_Paragraph_20_Font"><text:span text:style-name="T1"> , хрⷭ҇то́съ бо сни</text:span></text:span><text:span text:style-name="Default_20_Paragraph_20_Font"><text:span text:style-name="T57">̑</text:span></text:span><text:span text:style-name="Default_20_Paragraph_20_Font"><text:span text:style-name="T1">ᲁе сᲂкрꙋша́ѧ и҆ разᲂрѧ́ѧ си́лы є҆ѧ̀ , свѧз</text:span></text:span><text:span text:style-name="Default_20_Paragraph_20_Font"><text:span text:style-name="T58">ѹ</text:span></text:span><text:span text:style-name="Default_20_Paragraph_20_Font"><text:span text:style-name="T57">́</text:span></text:span><text:span text:style-name="Default_20_Paragraph_20_Font"><text:span text:style-name="T1">емь быва́етъ а҆́ᲁъ . пр</text:span></text:span><text:span text:style-name="Default_20_Paragraph_20_Font"><text:span text:style-name="T58">ⷪ҇</text:span></text:span><text:span text:style-name="Default_20_Paragraph_20_Font"><text:span text:style-name="T1">ро́цы сᲂгла́снѡ ра́ᲁꙋютсѧ , </text:span></text:span><text:span text:style-name="Default_20_Paragraph_20_Font"><text:span text:style-name="T11">преᲁ</text:span></text:span><text:span text:style-name="Default_20_Paragraph_20_Font"><text:span text:style-name="T53">ъ</text:span></text:span><text:span text:style-name="Default_20_Paragraph_20_Font"><text:span text:style-name="T11">ста̀</text:span></text:span><text:span text:style-name="Default_20_Paragraph_20_Font"><text:span text:style-name="T1"> г</text:span></text:span><text:span text:style-name="Default_20_Paragraph_20_Font"><text:span text:style-name="T58">҃</text:span></text:span><text:span text:style-name="Default_20_Paragraph_20_Font"><text:span text:style-name="T1">люще сп҃съ с</text:span></text:span><text:span text:style-name="Default_20_Paragraph_20_Font"><text:span text:style-name="T58">ѹ</text:span></text:span><text:span text:style-name="Default_20_Paragraph_20_Font"><text:span text:style-name="T57">́</text:span></text:span><text:span text:style-name="Default_20_Paragraph_20_Font"><text:span text:style-name="T1">щымъ в̾ вѣ́рѣ , и҆зы́ᲁите вѣ́рнїи </text:span></text:span><text:span text:style-name="Default_20_Paragraph_20_Font"><text:span text:style-name="T11">в̾ вᲂскр</text:span></text:span><text:span text:style-name="Default_20_Paragraph_20_Font"><text:span text:style-name="T53">е</text:span></text:span><text:span text:style-name="Default_20_Paragraph_20_Font"><text:span text:style-name="T11">се́нїе</text:span></text:span><text:span text:style-name="Default_20_Paragraph_20_Font"><text:span text:style-name="T1"> . </text:span></text:span><text:span text:style-name="Default_20_Paragraph_20_Font"><text:span text:style-name="T5">и҆́кᲂсъ . В</text:span></text:span><text:span text:style-name="Default_20_Paragraph_20_Font"><text:span text:style-name="T1">ᲂстрепета́ша ᲁо́лѣ </text:span></text:span><text:span text:style-name="Default_20_Paragraph_20_Font"><text:span text:style-name="T11">преисп</text:span></text:span><text:span text:style-name="Default_20_Paragraph_20_Font"><text:span text:style-name="T53">о</text:span></text:span><text:span text:style-name="Default_20_Paragraph_20_Font"><text:span text:style-name="T54">́</text:span></text:span><text:span text:style-name="Default_20_Paragraph_20_Font"><text:span text:style-name="T11">ᲁнѧѧ</text:span></text:span><text:span text:style-name="Default_20_Paragraph_20_Font"><text:span text:style-name="T1"> ᲁне́сь , а҆́ᲁъ и҆ сме́рть є҆ᲁи́наго ѿ тр</text:span></text:span><text:span text:style-name="Default_20_Paragraph_20_Font"><text:span text:style-name="T58">ⷪ҇</text:span></text:span><text:span text:style-name="Default_20_Paragraph_20_Font"><text:span text:style-name="T1">цы ѹ҆бᲂѧ́шасѧ . землѧ̀ пᲂкᲂлеба́сѧ , вра́тницы же а҆́ᲁ</text:span></text:span><text:span text:style-name="Default_20_Paragraph_20_Font"><text:span text:style-name="T58">ᲂ</text:span></text:span><text:span text:style-name="Default_20_Paragraph_20_Font"><text:span text:style-name="T1">ви ви́ᲁѣвше тѧ , ѹ҆жасо́шасѧ . и҆ всѧ̀</text:span></text:span><text:span text:style-name="Default_20_Paragraph_20_Font"><text:span text:style-name="T57"> </text:span></text:span><text:span text:style-name="Default_20_Paragraph_20_Font"><text:span text:style-name="T59">,</text:span></text:span><text:span text:style-name="Default_20_Paragraph_20_Font"><text:span text:style-name="T1"> тва́рь съ пр</text:span></text:span><text:span text:style-name="Default_20_Paragraph_20_Font"><text:span text:style-name="T58">ⷪ҇</text:span></text:span><text:span text:style-name="Default_20_Paragraph_20_Font"><text:span text:style-name="T1">ро́ки ра́ᲁꙋющисѧ пᲂе́тъ ти пᲂбѣ́ᲁнꙋю пѣ́снь , и҆зба́вителеви б҃гꙋ на́шемꙋ , ра</text:span></text:span><text:span text:style-name="Default_20_Paragraph_20_Font"><text:span text:style-name="T58">ⷥ</text:span></text:span><text:span text:style-name="Default_20_Paragraph_20_Font"><text:span text:style-name="T1">рꙋши́вшемꙋ н҃нѣ сме́ртнꙋю си́лꙋ . </text:span></text:span><text:span text:style-name="Default_20_Paragraph_20_Font"><text:span text:style-name="T11">ᲁа вᲂскли́кне</text:span></text:span><text:span text:style-name="Default_20_Paragraph_20_Font"><text:span text:style-name="T53">мъ </text:span></text:span><text:span text:style-name="Default_20_Paragraph_20_Font"><text:span text:style-name="T11">и҆</text:span></text:span><text:span text:style-name="Default_20_Paragraph_20_Font"><text:span text:style-name="T1"> вᲂзᲂпїе́м</text:span></text:span><text:span text:style-name="Default_20_Paragraph_20_Font"><text:span text:style-name="T53">ъ</text:span></text:span><text:span text:style-name="Default_20_Paragraph_20_Font"><text:span text:style-name="T1"> ко а҆ᲁа́мꙋ и҆ </text:span></text:span><text:span text:style-name="Default_20_Paragraph_20_Font"><text:span text:style-name="T11">к</text:span></text:span><text:span text:style-name="Default_20_Paragraph_20_Font"><text:span text:style-name="T53">ъ</text:span></text:span><text:span text:style-name="Default_20_Paragraph_20_Font"><text:span text:style-name="T11"> сꙋ́щ</text:span></text:span><text:span text:style-name="Default_20_Paragraph_20_Font"><text:span text:style-name="T53">имъ </text:span></text:span><text:span text:style-name="Default_20_Paragraph_20_Font"><text:span text:style-name="T11">и҆з</text:span></text:span><text:span text:style-name="Default_20_Paragraph_20_Font"><text:span text:style-name="T53">ъ</text:span></text:span><text:span text:style-name="Default_20_Paragraph_20_Font"><text:span text:style-name="T11"> а҆ᲁа́ма</text:span></text:span><text:span text:style-name="Default_20_Paragraph_20_Font"><text:span text:style-name="T1"> , </text:span></text:span><text:span text:style-name="Default_20_Paragraph_20_Font"><text:span text:style-name="T11">ᲁре́в</text:span></text:span><text:span text:style-name="Default_20_Paragraph_20_Font"><text:span text:style-name="T56">ᲂ</text:span></text:span><text:span text:style-name="Default_20_Paragraph_20_Font"><text:span text:style-name="T53">мъ </text:span></text:span><text:span text:style-name="Default_20_Paragraph_20_Font"><text:span text:style-name="T11">сего̀</text:span></text:span><text:span text:style-name="Default_20_Paragraph_20_Font"><text:span text:style-name="T1"> па́ки в</text:span></text:span><text:span text:style-name="Default_20_Paragraph_20_Font"><text:span text:style-name="T57">̾</text:span></text:span><text:span text:style-name="Default_20_Paragraph_20_Font"><text:span text:style-name="T1">веᲁѐ , и҆зы́ᲁите вѣ́рнїи </text:span></text:span><text:span text:style-name="Default_20_Paragraph_20_Font"><text:span text:style-name="T11">в̾ вᲂскр</text:span></text:span><text:span text:style-name="Default_20_Paragraph_20_Font"><text:span text:style-name="T60">҃</text:span></text:span><text:span text:style-name="Default_20_Paragraph_20_Font"><text:span text:style-name="T61">се</text:span></text:span><text:span text:style-name="Default_20_Paragraph_20_Font"><text:span text:style-name="T62">́</text:span></text:span><text:span text:style-name="Default_20_Paragraph_20_Font"><text:span text:style-name="T11">нїе</text:span></text:span><text:span text:style-name="Default_20_Paragraph_20_Font"><text:span text:style-name="T1"> .</text:span></text:span></text:p>
      <text:p text:style-name="P8"><text:span text:style-name="Default_20_Paragraph_20_Font"><text:span text:style-name="T46">коⷣ , глаⷭ҇ , и</text:span></text:span><text:span text:style-name="Default_20_Paragraph_20_Font"><text:span text:style-name="T63">҃</text:span></text:span><text:span text:style-name="Default_20_Paragraph_20_Font"><text:span text:style-name="T46"> . поⷣ . ꙗ҆́</text:span></text:span><text:span text:style-name="Default_20_Paragraph_20_Font"><text:span text:style-name="T48">кѡ нача́тки </text:span></text:span><text:span text:style-name="Default_20_Paragraph_20_Font"><text:span text:style-name="T1">є҆</text:span></text:span><text:span text:style-name="Default_20_Paragraph_20_Font"><text:span text:style-name="T48">стества̀ .</text:span></text:span><text:span text:style-name="Default_20_Paragraph_20_Font"><text:span text:style-name="T5"> В</text:span></text:span><text:span text:style-name="Default_20_Paragraph_20_Font"><text:span text:style-name="T1">ᲂскр҃съ и҆́з̾ грᲂба , ѹ҆ме́ршихъ воⷥᲁви́глъ є҆сѝ , и҆ а҆ᲁа́ма вᲂскреси́лъ є҆сѝ , и҆ є҆́вва лик</text:span></text:span><text:span text:style-name="Default_20_Paragraph_20_Font"><text:span text:style-name="T64">ѹ</text:span></text:span><text:span text:style-name="Default_20_Paragraph_20_Font"><text:span text:style-name="T65">́</text:span></text:span><text:span text:style-name="Default_20_Paragraph_20_Font"><text:span text:style-name="T1">етъ </text:span></text:span><text:span text:style-name="Default_20_Paragraph_20_Font"><text:span text:style-name="T11">в</text:span></text:span><text:span text:style-name="Default_20_Paragraph_20_Font"><text:span text:style-name="T61">ъ</text:span></text:span><text:span text:style-name="Default_20_Paragraph_20_Font"><text:span text:style-name="T11"> твᲂе́мъ</text:span></text:span><text:span text:style-name="Default_20_Paragraph_20_Font"><text:span text:style-name="T1"> вᲂскр</text:span></text:span><text:span text:style-name="Default_20_Paragraph_20_Font"><text:span text:style-name="T64">҃</text:span></text:span><text:span text:style-name="Default_20_Paragraph_20_Font"><text:span text:style-name="T1">се́нїи . </text:span></text:span><text:span text:style-name="Default_20_Paragraph_20_Font"><text:span text:style-name="T11">м</text:span></text:span><text:span text:style-name="Default_20_Paragraph_20_Font"><text:span text:style-name="T61">и</text:span></text:span><text:span text:style-name="Default_20_Paragraph_20_Font"><text:span text:style-name="T11">рсті́и</text:span></text:span><text:span text:style-name="Default_20_Paragraph_20_Font"><text:span text:style-name="T1"> кᲂнцы̀ </text:span></text:span><text:span text:style-name="Default_20_Paragraph_20_Font"><text:span text:style-name="T11">тᲂржеств</text:span></text:span><text:span text:style-name="Default_20_Paragraph_20_Font"><text:span text:style-name="T60">ѹ</text:span></text:span><text:span text:style-name="Default_20_Paragraph_20_Font"><text:span text:style-name="T62">́</text:span></text:span><text:span text:style-name="Default_20_Paragraph_20_Font"><text:span text:style-name="T11">ю</text:span></text:span><text:span text:style-name="Default_20_Paragraph_20_Font"><text:span text:style-name="T61">тъ </text:span></text:span><text:span text:style-name="Default_20_Paragraph_20_Font"><text:span text:style-name="T11">в̾ вᲂста́нїи</text:span></text:span><text:span text:style-name="Default_20_Paragraph_20_Font"><text:span text:style-name="T1"> твᲂе́мъ </text:span></text:span><text:span text:style-name="Default_20_Paragraph_20_Font"><text:span text:style-name="T11">и҆з̾ ме́ртвы</text:span></text:span><text:span text:style-name="Default_20_Paragraph_20_Font"><text:span text:style-name="T61">хъ </text:span></text:span><text:span text:style-name="Default_20_Paragraph_20_Font"><text:span text:style-name="T11">мнᲂгомлⷭ҇тиве</text:span></text:span><text:span text:style-name="Default_20_Paragraph_20_Font"><text:span text:style-name="T1"> . </text:span></text:span><text:span text:style-name="Default_20_Paragraph_20_Font"><text:span text:style-name="T5">и҆́кᲂсъ . А҆́</text:span></text:span><text:span text:style-name="Default_20_Paragraph_20_Font"><text:span text:style-name="T1">ᲁ</text:span></text:span><text:span text:style-name="Default_20_Paragraph_20_Font"><text:span text:style-name="T64">ᲂ</text:span></text:span><text:span text:style-name="Default_20_Paragraph_20_Font"><text:span text:style-name="T1">ва ца́рьствїѧ плѣни́въ , и҆ </text:span></text:span><text:soft-page-break/><text:span text:style-name="Default_20_Paragraph_20_Font"><text:span text:style-name="T1">ме́ртвы</text:span></text:span><text:span text:style-name="Default_20_Paragraph_20_Font"><text:span text:style-name="T64">ⷯ</text:span></text:span><text:span text:style-name="Default_20_Paragraph_20_Font"><text:span text:style-name="T1"> вᲂскр</text:span></text:span><text:span text:style-name="Default_20_Paragraph_20_Font"><text:span text:style-name="T64">҃</text:span></text:span><text:span text:style-name="Default_20_Paragraph_20_Font"><text:span text:style-name="T1">си́въ ᲁᲂлготерпѣли́ве , </text:span></text:span><text:span text:style-name="Default_20_Paragraph_20_Font"><text:span text:style-name="T11">ж</text:span></text:span><text:span text:style-name="Default_20_Paragraph_20_Font"><text:span text:style-name="T61">е</text:span></text:span><text:span text:style-name="Default_20_Paragraph_20_Font"><text:span text:style-name="T11">ны̀</text:span></text:span><text:span text:style-name="Default_20_Paragraph_20_Font"><text:span text:style-name="T1"> </text:span></text:span><text:span text:style-name="Default_20_Paragraph_20_Font"><text:span text:style-name="T11">м</text:span></text:span><text:span text:style-name="Default_20_Paragraph_20_Font"><text:span text:style-name="T61">и</text:span></text:span><text:span text:style-name="Default_20_Paragraph_20_Font"><text:span text:style-name="T11">рᲂн</text:span></text:span><text:span text:style-name="Default_20_Paragraph_20_Font"><text:span text:style-name="T61">о</text:span></text:span><text:span text:style-name="Default_20_Paragraph_20_Font"><text:span text:style-name="T62">́</text:span></text:span><text:span text:style-name="Default_20_Paragraph_20_Font"><text:span text:style-name="T11">сицы</text:span></text:span><text:span text:style-name="Default_20_Paragraph_20_Font"><text:span text:style-name="T1"> ѹ҆срѣ́тъ . вмѣ́стѡ печа́ли ра́ᲁᲂсть прине́съ . и҆ а҆пⷭ҇лѡмъ твᲂи</text:span></text:span><text:span text:style-name="Default_20_Paragraph_20_Font"><text:span text:style-name="T64">ⷨ</text:span></text:span><text:span text:style-name="Default_20_Paragraph_20_Font"><text:span text:style-name="T1"> </text:span></text:span><text:span text:style-name="Default_20_Paragraph_20_Font"><text:span text:style-name="T11">в</text:span></text:span><text:span text:style-name="Default_20_Paragraph_20_Font"><text:span text:style-name="T60">ᲂ</text:span></text:span><text:span text:style-name="Default_20_Paragraph_20_Font"><text:span text:style-name="T61">з</text:span></text:span><text:span text:style-name="Default_20_Paragraph_20_Font"><text:span text:style-name="T11">вѣсти́лъ</text:span></text:span><text:span text:style-name="Default_20_Paragraph_20_Font"><text:span text:style-name="T1"> є҆сѝ </text:span></text:span><text:span text:style-name="Default_20_Paragraph_20_Font"><text:span text:style-name="T11">зна́м</text:span></text:span><text:span text:style-name="Default_20_Paragraph_20_Font"><text:span text:style-name="T61">е</text:span></text:span><text:span text:style-name="Default_20_Paragraph_20_Font"><text:span text:style-name="T11">нїѧ</text:span></text:span><text:span text:style-name="Default_20_Paragraph_20_Font"><text:span text:style-name="T1"> пᲂбѣ́ᲁы , сп҃се мо́й живᲂᲁа́телю , и҆ тва́рь прᲂсвѣща́еши чл҃кᲂлю́бче . сегѡ̀ ра́ᲁи и҆ </text:span></text:span><text:span text:style-name="Default_20_Paragraph_20_Font"><text:span text:style-name="T11">м</text:span></text:span><text:span text:style-name="Default_20_Paragraph_20_Font"><text:span text:style-name="T61">и</text:span></text:span><text:span text:style-name="Default_20_Paragraph_20_Font"><text:span text:style-name="T62">́</text:span></text:span><text:span text:style-name="Default_20_Paragraph_20_Font"><text:span text:style-name="T11">ръ</text:span></text:span><text:span text:style-name="Default_20_Paragraph_20_Font"><text:span text:style-name="T1"> к</text:span></text:span><text:span text:style-name="Default_20_Paragraph_20_Font"><text:span text:style-name="T64">ѹ</text:span></text:span><text:span text:style-name="Default_20_Paragraph_20_Font"><text:span text:style-name="T65">́</text:span></text:span><text:span text:style-name="Default_20_Paragraph_20_Font"><text:span text:style-name="T1">пнѡ ра́ᲁꙋетсѧ в̾ вᲂста́нїи твᲂе́мъ и҆з̾ ме́ртвыхъ </text:span></text:span><text:span text:style-name="Default_20_Paragraph_20_Font"><text:span text:style-name="T11">мнᲂг</text:span></text:span><text:span text:style-name="Default_20_Paragraph_20_Font"><text:span text:style-name="T60">ᲂ</text:span></text:span><text:span text:style-name="Default_20_Paragraph_20_Font"><text:span text:style-name="T11">млⷭ҇тиве</text:span></text:span><text:span text:style-name="Default_20_Paragraph_20_Font"><text:span text:style-name="T1"> .</text:span></text:span></text:p>
      <text:p text:style-name="P8"><text:span text:style-name="Default_20_Paragraph_20_Font"><text:span text:style-name="T1"/></text:span></text:p>
      <text:p text:style-name="P9"><text:span text:style-name="Default_20_Paragraph_20_Font"><text:span text:style-name="T1"/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Fedorovsk" svg:font-family="Fedorovsk" style:font-family-generic="system" style:font-pitch="variable"/>
    <style:font-face style:name="Fedorovsk Unicode" svg:font-family="'Fedorovsk Unicode'"/>
    <style:font-face style:name="Fedorovsk Unicode1" svg:font-family="'Fedorovsk Unicode'" style:font-family-generic="moder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CSlavonic" svg:font-family="OCSlavonic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08T13:09:01.535000000</meta:creation-date>
    <dc:date>2024-11-08T15:21:28.786000000</dc:date>
    <meta:editing-duration>PT1H14M22S</meta:editing-duration>
    <meta:editing-cycles>4</meta:editing-cycles>
    <meta:generator>LibreOffice/24.8.2.1$Windows_X86_64 LibreOffice_project/0f794b6e29741098670a3b95d60478a65d05ef13</meta:generator>
    <meta:document-statistic meta:table-count="0" meta:image-count="0" meta:object-count="0" meta:page-count="4" meta:paragraph-count="9" meta:word-count="930" meta:character-count="4978" meta:non-whitespace-character-count="4057"/>
  </office:meta>
</office:document-meta>
</file>